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Heading_20_3">
      <style:text-properties fo:language="en" fo:country="US"/>
    </style:style>
    <style:style style:name="T1" style:family="text">
      <style:text-properties fo:language="en" fo:country="US"/>
    </style:style>
    <style:style style:name="T2" style:family="text">
      <style:text-properties fo:language="en" fo:country="US" style:text-underline-style="solid" style:text-underline-width="auto" style:text-underline-color="font-color"/>
    </style:style>
    <style:style style:name="T3" style:family="text">
      <style:text-properties fo:font-size="10pt"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Task 1</text:h>
      <text:p text:style-name="P1">Parse the following CSV string into an object: </text:p>
      <text:p text:style-name="P1">greg R hopper,0123654,24.25,255\n  Sam Smith,000126,(24.25),421\n maximus WHITE  ,000025,(12),\n Bill Masters,000526,6.5,11\n Frank   Berg,000527,6.75,1 </text:p>
      <text:p text:style-name="P1">The object should have the following properties and data types (if applicable to the language, otherwise use string). All "Name" fields should be saved in UPPERCASE. Parentheses in the "TransactionAmount" field mean the number should be recorded as a negative one. The last value of each record is the amount of days that have passed since the transaction. Subtract the amount of days that have passed from the date "2/1/2018" to get the transaction date. The first record above will be used as an example: </text:p>
      <text:p text:style-name="P1">FirstName:string ("GREG")<text:line-break/>MiddleName:string ("R")<text:line-break/>LastName:string ("HOPPER")<text:line-break/>TransactionNumber:integer (123654)<text:line-break/>TransactionAmount:float (24.25)<text:line-break/>TransactionDate:datetime (5/22/2017) </text:p>
      <text:p text:style-name="P1">Things you can assume about the data: </text:p>
      <text:p text:style-name="Text_20_body"><text:span text:style-name="T1">New lines are new records (</text:span><text:span text:style-name="Source_20_Text"><text:span text:style-name="T3">\n</text:span></text:span><text:span text:style-name="T1"> denotes the end of a record)<text:line-break/>Columns are comma separated<text:line-break/>Transaction numbers are always 6 characters always numbers<text:line-break/></text:span><text:span text:style-name="T2">Empty values</text:span><text:span text:style-name="T1"> should be </text:span><text:span text:style-name="T2">empty strings</text:span><text:span text:style-name="T1"> for string types, 0 for number types<text:line-break/>TransactionAmount will always be a positive or negative decimal number with </text:span><text:span text:style-name="T2">parentheses representing a negative</text:span><text:span text:style-name="T1"><text:line-break/>The customer name is formatted with the first name being the letters until the first space and the last name being the letters after the last space which precedes letters (i.e., string may end or start in spaces that which should be ignored)<text:line-break/>Middlename is a trimmed version of everything between first and last name</text:span></text:p>
      <text:h text:style-name="P2" text:outline-level="3"><text:bookmark text:name="m_1719934907638180742task-2"/>Task 2</text:h>
      <text:p text:style-name="P1">Print out a total transaction amount for all of the records provided with two decimal places, and parentheses if negative.</text:p>
      <text:h text:style-name="P2" text:outline-level="3"><text:bookmark text:name="m_1719934907638180742task-3"/>Task 3</text:h>
      <text:p text:style-name="Text_20_body"><text:span text:style-name="T1">Add a hard coded string at the top of the program that can be used to filter on names and print the total transactions for matching users. For example if the variable was </text:span><text:span text:style-name="Source_20_Text"><text:span text:style-name="T3">var filter = "m"</text:span></text:span><text:span text:style-name="T1"> it would find everyone above but Greg and Frank and print out the total. The filter does not need to come from user input and can just be changed in the program. If the filter is empty it should find everyone.</text:span></text:p>
      <text:h text:style-name="P2" text:outline-level="3"><text:bookmark text:name="m_1719934907638180742task-4"/>Task 4</text:h>
      <text:p text:style-name="Text_20_body"><text:span text:style-name="T1">Add a filter similar to task 3 which is in the format </text:span><text:span text:style-name="Source_20_Text"><text:span text:style-name="T3">mm/dd/yyyy</text:span></text:span><text:span text:style-name="T1"> and filters the results by a date. If the filter is </text:span><text:span text:style-name="Source_20_Text"><text:span text:style-name="T3">01/01/2018</text:span></text:span><text:span text:style-name="T1"> it should return all records which match January 1st, 2018 and bef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ke Baierl</meta:initial-creator>
    <meta:creation-date>2021-09-28T14:42:22.35</meta:creation-date>
    <meta:document-statistic meta:table-count="0" meta:image-count="0" meta:object-count="0" meta:page-count="1" meta:paragraph-count="13" meta:word-count="374" meta:character-count="2314"/>
    <dc:date>2021-09-28T14:44:12.38</dc:date>
    <dc:creator>Luke Baierl</dc:creator>
    <meta:editing-duration>PT1M50S</meta:editing-duration>
    <meta:editing-cycles>1</meta:editing-cycles>
    <meta:generator>OpenOffice/4.1.7$Win32 OpenOffice.org_project/417m1$Build-9800</meta:generator>
  </office:meta>
</office:document-meta>
</file>